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CERRON OLIARTE LUCIANO EUGENIO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ATO BB PEKIN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8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CERRON OLIARTE LUCIANO EUGEN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1:06:5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